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none"/>
    </style:style>
    <style:style style:name="T6" style:family="text">
      <style:text-properties fo:color="#00ae00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color="#00ae00"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de" fo:country="DE" style:font-name-asian="Courier New" style:font-name-complex="Courier Ne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&lt;?xml version="1.0" encoding="UTF-8" standalone="no"?&gt;</text:p>
            <text:p text:style-name="P9"><text:span text:style-name="T10">&lt;definitions name="</text:span><text:span text:style-name="T3">NCName</text:span><text:span text:style-name="T10">"</text:span></text:p>
            <text:p text:style-name="P8"><text:s/>targetNamespace="<text:span text:style-name="T1">http://decidr.de/</text:span><text:span text:style-name="T8">tenantName</text:span><text:span text:style-name="T1">/wsdl/</text:span><text:span text:style-name="T5">NCName</text:span>" </text:p>
            <text:p text:style-name="P8"><text:s/>xmlns="http://schemas.xmlsoap.org/wsdl/" </text:p>
            <text:p text:style-name="P8"><text:s/>xmlns:http="http://schemas.xmlsoap.org/wsdl/http/" <text:s text:c="2"/></text:p>
            <text:p text:style-name="P8"><text:s/>xmlns:mime="http://schemas.xmlsoap.org/wsdl/mime/" <text:s text:c="2"/></text:p>
            <text:p text:style-name="P8"><text:s/>xmlns:plnk="http://docs.oasis-open.org/wsbpel/2.0/plnktype" </text:p>
            <text:p text:style-name="P8"><text:s/>xmlns:soap="http://schemas.xmlsoap.org/wsdl/soap/" </text:p>
            <text:p text:style-name="P9"><text:span text:style-name="T10"><text:s/>xmlns:tns="http://decidr.de/</text:span><text:span text:style-name="T7">tenantName</text:span><text:span text:style-name="T10">/wsdl/</text:span><text:span text:style-name="T2">NCName</text:span><text:span text:style-name="T10">" </text:span></text:p>
            <text:p text:style-name="P8"><text:s/>xmlns:vprop="http://docs.oasis-open.org/wsbpel/2.0/varprop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9">startMessage</text:span>“&gt;</text:p>
            <text:p text:style-name="P5"><text:s text:c="6"/>&lt;sequence&gt;</text:p>
            <text:p text:style-name="P5"><text:s text:c="8"/>&lt;choice&gt;</text:p>
            <text:p text:style-name="P5"><text:s text:c="10"/>&lt;element name=“<text:span text:style-name="T9">DWDLVariableName</text:span>“ type=“<text:span text:style-name="T9">integer</text:span>“ /&gt;</text:p>
            <text:p text:style-name="P5"><text:s text:c="10"/>&lt;element name=“<text:span text:style-name="T9">DWDLVariableName</text:span>“ type=“<text:span text:style-name="T9">float</text:span>“ /&gt;</text:p>
            <text:p text:style-name="P5"><text:s text:c="10"/>&lt;element name=“<text:span text:style-name="T9">DWDLVariableName</text:span>“ type=“<text:span text:style-name="T9">string</text:span>“ /&gt;</text:p>
            <text:p text:style-name="P5"><text:s text:c="10"/>&lt;element name=“<text:span text:style-name="T9">DWDLVariableName</text:span>“ type=“<text:span text:style-name="T9">boolean</text:span>“ /&gt;</text:p>
            <text:p text:style-name="P5"><text:s text:c="10"/>&lt;element name=“<text:span text:style-name="T9">DWDLVariableName</text:span>“ type=“<text:span text:style-name="T9">date</text:span>“ /&gt;</text:p>
            <text:p text:style-name="P5"><text:s text:c="10"/>&lt;element name=“<text:span text:style-name="T9">DWDLVariableName</text:span>“ type=“<text:span text:style-name="T9">anyURI</text:span>“ /&gt;</text:p>
            <text:p text:style-name="P5"><text:s text:c="10"/>&lt;element name=“<text:span text:style-name="T9">DWDLVariableName</text:span>“ type=“<text:span text:style-name="T9">list-integer</text:span>“ /&gt;</text:p>
            <text:p text:style-name="P5"><text:s text:c="10"/>&lt;element name=“<text:span text:style-name="T9">DWDLVariableName</text:span>“ type=“<text:span text:style-name="T9">list-float</text:span>“ /&gt;</text:p>
            <text:p text:style-name="P5"><text:s text:c="10"/>&lt;element name=“<text:span text:style-name="T9">DWDLVariableName</text:span>“ type=“<text:span text:style-name="T9">list-string</text:span>“ /&gt;</text:p>
            <text:p text:style-name="P5"><text:s text:c="10"/>&lt;element name=“<text:span text:style-name="T9">DWDLVariableName</text:span>“ type=“<text:span text:style-name="T9">list-boolean</text:span>“ /&gt;</text:p>
            <text:p text:style-name="P5"><text:s text:c="10"/>&lt;element name=“<text:span text:style-name="T9">DWDLVariableName</text:span>“ type=“<text:span text:style-name="T9">list-date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ref=“<text:span text:style-name="T9">actor</text:span>“ /&gt;</text:p>
            <text:p text:style-name="P5"><text:s text:c="10"/>&lt;element ref=“<text:span text:style-name="T9">role</text:span>“ /&gt;</text:p>
            <text:p text:style-name="P5"><text:s text:c="8"/>&lt;/choice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9">processIn</text:span>"&gt;</text:p>
            <text:p text:style-name="P6"><text:s text:c="2"/>&lt;part name="<text:span text:style-name="T9">payload</text:span>" type="<text:span text:style-name="T9">startMessage</text:span>"/&gt;</text:p>
            <text:p text:style-name="P6">&lt;/message&gt;</text:p>
            <text:p text:style-name="P6"/>
            <text:p text:style-name="P6">&lt;message name=“<text:span text:style-name="T9">processOut</text:span>“&gt;</text:p>
            <text:p text:style-name="P6"><text:s text:c="2"/>&lt;part name=“<text:span text:style-name="T9">payload</text:span>“ type=“<text:span text:style-name="T9">responseMessage</text:span>“ 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&lt;partnerLinkType name="<text:span text:style-name="T6">TenantName</text:span><text:span text:style-name="T12">-PLT</text:span>"&gt;</text:p>
            <text:p text:style-name="P6"><text:soft-page-break/><text:s text:c="2"/>&lt;role name="<text:span text:style-name="T9">processProvider</text:span>" portType="<text:span text:style-name="T1">NCName</text:span><text:span text:style-name="T9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9">-PT</text:span>"&gt;</text:p>
            <text:p text:style-name="P6"><text:s text:c="2"/>&lt;operation name="<text:span text:style-name="T9">startProcess</text:span>"&gt;</text:p>
            <text:p text:style-name="P6"><text:s text:c="4"/>&lt;input message="<text:span text:style-name="T9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9">HumanTask-CallbackPT</text:span>“&gt;</text:p>
            <text:p text:style-name="P6"><text:s text:c="2"/>&lt;operation name=“<text:span text:style-name="T9">setTaskData</text:span>“</text:p>
            <text:p text:style-name="P6"><text:s text:c="4"/>&lt;input message=“<text:span text:style-name="T9">taskData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1">-</text:span>Service"&gt;</text:p>
            <text:p text:style-name="P6"><text:s text:c="2"/>&lt;port name="<text:span text:style-name="T1">NCName</text:span><text:span text:style-name="T9">-PortName</text:span>" binding="<text:span text:style-name="T9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9">HumanTask-CallbackPT“ </text:span><text:span text:style-name="T13">binding=“</text:span><text:span text:style-name="T9">SoapCallbackBinding“</text:span><text:span text:style-name="T13">&gt;</text:span></text:p>
            <text:p text:style-name="P10"><text:s text:c="4"/>&lt;address location=““ /&gt;</text:p>
            <text:p text:style-name="P10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9">SoapBinding</text:span>" type="<text:span text:style-name="T1">NCName</text:span><text:span text:style-name="T9">-PT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9">SoapCallbackBinding</text:span>“ type=“<text:span text:style-name="T1">NCName</text:span><text:span text:style-name="T9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2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&lt;property name=“<text:span text:style-name="T4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6">&lt;propertyAlias </text:p>
            <text:p text:style-name="P6"><text:s/>propertyName="<text:span text:style-name="T4">DWDLVariableName</text:span>"</text:p>
            <text:p text:style-name="P6"><text:s/>messageType="<text:span text:style-name="T9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6-23T16:06:40.93</dc:date>
    <meta:editing-duration>PT20H33M59S</meta:editing-duration>
    <meta:editing-cycles>149</meta:editing-cycles>
    <meta:generator>OpenOffice.org/3.1$Win32 OpenOffice.org_project/310m11$Build-9399</meta:generator>
    <meta:document-statistic meta:table-count="9" meta:image-count="0" meta:object-count="0" meta:page-count="3" meta:paragraph-count="90" meta:word-count="176" meta:character-count="3019"/>
    <meta:user-defined meta:name="Info 1"/>
    <meta:user-defined meta:name="Info 2"/>
    <meta:user-defined meta:name="Info 3"/>
    <meta:user-defined meta:name="Info 4"/>
  </office:meta>
</office:document-meta>
</file>